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230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OM_vm_mini_exp4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ce1" office:value-type="string" calcext:value-type="string">
            <text:p>dodavate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PCOS_N81</text:p>
          </table:table-cell>
          <table:table-cell office:value-type="string" calcext:value-type="string">
            <text:p>X1, X2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https://www.tme.eu/sk/details/cg2-145l/tht-bleskoistky/littelfuse/cg2145l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3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4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8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5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<text:a xlink:href="https://www.tme.eu/sk/details/mf-r050/polymerove-poistky-tht/bourns/" xlink:type="simple">https://www.tme.eu/sk/details/mf-r050/polymerove-poistky-tht/bourns/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55, R56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smr5104j100j03/polypropylenove-kondenzatory-standardne/kemet/smr5104j100j03l16-5cbulk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, C4, C8, C11, C12, C13, C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0, R40, R41, R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9, R10, R13, R14, R15, R16, R19, R21, R22, R23, R50, R5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8, R24, R25, R53, R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7, R44, R45, R48, R49, R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5, C6, C1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kp2-47n_250-r-5/polypropylenove-kondenzatory-standardne/wima/mkp2f024701c00jssd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, R8, R17, R26, R27, R28, R29, R30, R31, R32, R33, R34, R35, R36, R37, R38, R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6, R11, R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TME</text:p>
          </table:table-cell>
          <table:table-cell table:style-name="ce5" office:value-type="string" calcext:value-type="string">
            <text:p>https://www.tme.eu/sk/details/bzv55-b6v8.115/zenerove-diody-smd/nexperia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4AHCT595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SN74AHCT595DR?qs=sGAEpiMZZMtsbn1GaJysl3jBpe6P5FpF6ks9Z1QXnjA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43, R46, R47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706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2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192IDR?qs=sGAEpiMZZMvtNjJQt4UgLWQrDjTfSPIfGsma%2FMQd%2Fb4EThDIMcJfr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UM1201ARZ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V103</text:p>
          </table:table-cell>
          <table:table-cell office:value-type="string" calcext:value-type="string">
            <text:p>SOD-80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TME</text:p>
          </table:table-cell>
          <table:table-cell office:value-type="string" calcext:value-type="string">
            <text:p>https://www.tme.eu/sk/details/bav103-gs08/univerzalne-diody-smd/vishay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 T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, T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F8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8, T9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f823.215/tranzistory-pnp-smd/nexperia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MLP2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ilicon-Labs/CP2102N-A02-GQFN28R?qs=sGAEpiMZZMtv%252Bwxsgy%2FhiN7Hc8YFqmm3iXvhw8dzuE4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G211</text:p>
          </table:table-cell>
          <table:table-cell office:value-type="string" calcext:value-type="string">
            <text:p>SO-16</text:p>
          </table:table-cell>
          <table:table-cell office:value-type="string" calcext:value-type="string">
            <text:p>IC4, IC9, IC11, IC14</text:p>
          </table:table-cell>
          <table:table-cell table:style-name="ce3" office:value-type="string" calcext:value-type="string">
            <text:p>TME</text:p>
          </table:table-cell>
          <table:table-cell office:value-type="string" calcext:value-type="string">
            <text:p>https://www.tme.eu/sk/details/dg211bdy/multiplexory-a-analogove-prepinace/vishay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3621</text:p>
          </table:table-cell>
          <table:table-cell office:value-type="string" calcext:value-type="string">
            <text:p>K1, K2, K3, K4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s05-1a87-75dhr/elektromagneticke-rele-jazyckove/meder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UCTOR_GEN121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U$2, U$4, U$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lv10jt471/tlmivky-smd-1210/vikin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FET_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7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https://www.tme.eu/sk/details/mmbfj201/tranzistory-s-kanalom-n-smd/on-semiconductor-fairchild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5400</text:p>
          </table:table-cell>
          <table:table-cell office:value-type="string" calcext:value-type="string">
            <text:p>MSOP8-EP</text:p>
          </table:table-cell>
          <table:table-cell office:value-type="string" calcext:value-type="string">
            <text:p>RN1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9k+1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C1052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BFJ11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ON-Semiconductor-Fairchild/MMBFJ110?qs=%2Fha2pyFaduiHjziNLlVMuLOOYS2olgXIZYi5h6GmxTA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BFJ175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ME</text:p>
          </table:table-cell>
          <table:table-cell table:style-name="ce5" office:value-type="string" calcext:value-type="string">
            <text:p>https://www.tme.eu/sk/details/mmbfj175/tranzistory-s-kanalom-p-smd/on-semiconductor-fairchild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A177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3</text:p>
          </table:table-cell>
          <table:table-cell table:style-name="ce3"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192IDR?qs=sGAEpiMZZMvtNjJQt4UgLaUlthNEzNSwKsIP7L%252BdFvkUQqmg%2F6EAT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SOP20</text:p>
          </table:table-cell>
          <table:table-cell office:value-type="string" calcext:value-type="string">
            <text:p>RN2, RN3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Thin-Film/OSOPTA1002AT1?qs=sGAEpiMZZMvrmc6UYKmaNTbC2fpwzR6wfI41lovhgj4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05K175</text:p>
          </table:table-cell>
          <table:table-cell office:value-type="string" calcext:value-type="string">
            <text:p>R3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https://www.tme.eu/sk/details/siov-s05k95/tht-varistory/epcos/b72205s0950k101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06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l061id/operacne-zosilnovace-smd/texas-instruments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LV43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7, IC8, IC10</text:p>
          </table:table-cell>
          <table:table-cell table:style-name="ce1" office:value-type="string" calcext:value-type="string">
            <text:p>TME</text:p>
          </table:table-cell>
          <table:table-cell office:value-type="string" calcext:value-type="string">
            <text:p>https://www.tme.eu/sk/details/tlv431afta/zdroje-napatovej-referencie-obvody/diodes-incorporated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PAD1-17</text:p>
          </table:table-cell>
          <table:table-cell office:value-type="string" calcext:value-type="string">
            <text:p>P1-17</text:p>
          </table:table-cell>
          <table:table-cell office:value-type="string" calcext:value-type="string">
            <text:p>P1, P2, P3, P4</text:p>
          </table:table-cell>
          <table:table-cell table:style-name="ce4" office:value-type="string" calcext:value-type="string">
            <text:p>TODO</text:p>
          </table:table-cell>
          <table:table-cell office:value-type="string" calcext:value-type="string">
            <text:p>svorky na 4 vstu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B-H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  <table:database-ranges>
        <table:database-range table:name="__Anonymous_Sheet_DB__0" table:target-range-address="BOM_vm_mini_exp4a.A1:BOM_vm_mini_exp4a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 style:data-style-name="N2" text:time-value="12:06:23.490764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2:18:35.268458941</dc:date>
    <meta:editing-duration>PT3H26M44S</meta:editing-duration>
    <meta:editing-cycles>18</meta:editing-cycles>
    <meta:generator>LibreOffice/5.1.6.2$Linux_X86_64 LibreOffice_project/10m0$Build-2</meta:generator>
    <meta:document-statistic meta:table-count="1" meta:cell-count="239" meta:object-count="0"/>
  </office:meta>
</office:document-meta>
</file>